
<file path=META-INF/manifest.xml><?xml version="1.0" encoding="utf-8"?>
<manifest:manifest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style="urn:oasis:names:tc:opendocument:xmlns:style:1.0"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style="urn:oasis:names:tc:opendocument:xmlns:style:1.0"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office:version="1.2">
  <office:automatic-styles>
    <style:style style:name="heightsuit20pt" style:family="table-row" style:display-name="heightsuit20pt">
      <style:table-row-properties style:row-height="20pt"/>
    </style:style>
    <style:style style:name="heightsuit18pt" style:family="table-row" style:display-name="heightsuit18pt">
      <style:table-row-properties style:row-height="18pt"/>
    </style:style>
    <style:style style:name="heightsuit134pt" style:family="table-row" style:display-name="heightsuit134pt">
      <style:table-row-properties style:row-height="134pt"/>
    </style:style>
    <style:style style:name="Wwide" style:family="table-column" style:display-name="Wwide">
      <style:table-column-properties style:column-width="10cm"/>
    </style:style>
  </office:automatic-styles>
  <office:body>
    <office:spreadsheet>
      <table:table>
        <table:table-row table:style-name="heightsuit20pt">
          <table:table-cell table:style-name="header1">
            <text:p/>
          </table:table-cell>
        </table:table-row>
        <table:table-row table:style-name="heightsuit20pt">
          <table:table-cell table:style-name="header1">
            <text:p>Title</text:p>
          </table:table-cell>
        </table:table-row>
        <table:table-row table:style-name="heightsuit18pt">
          <table:table-cell table:style-name="header2">
            <text:p/>
          </table:table-cell>
        </table:table-row>
        <table:table-row table:style-name="heightsuit18pt">
          <table:table-cell table:style-name="header2">
            <text:p>Header</text:p>
          </table:table-cell>
        </table:table-row>
        <table:table-row table:style-name="heightsuit134pt">
          <table:table-cell table:style-name="text">
            <text:p>Text.Pandoc.Definition defines the Pandoc data structure, which is used by pandoc to represent structured documents. This module used to live in the pandoc package, but starting with pandoc 1.7, it has been split off, so that other packages can use it without drawing in all of pandoc's dependencies, and pandoc itself can depend on packages (like citeproc-hs) that use them.
</text:p>
          </table:table-cell>
        </table:table-row>
        <table:table-row/>
        <table:table-row>
          <table:table-cell/>
          <table:table-cell table:style-name="tablehead">
            <text:p/>
          </table:table-cell>
          <table:table-cell table:style-name="tablehead">
            <text:p>2016</text:p>
          </table:table-cell>
          <table:table-cell table:style-name="tablehead">
            <text:p>Apples</text:p>
          </table:table-cell>
          <table:table-cell table:style-name="tablehead">
            <text:p>price</text:p>
          </table:table-cell>
          <table:table-cell table:style-name="tablehead">
            <text:p>Price change</text:p>
          </table:table-cell>
        </table:table-row>
        <table:table-row>
          <table:table-cell/>
          <table:table-cell table:style-name="tablebody">
            <text:p>Green
</text:p>
          </table:table-cell>
          <table:table-cell table:style-name="tablebody">
            <text:p> 1</text:p>
          </table:table-cell>
          <table:table-cell table:style-name="tablebody">
            <text:p>   6333</text:p>
          </table:table-cell>
          <table:table-cell table:style-name="tablebody">
            <text:p>20$
</text:p>
          </table:table-cell>
          <table:table-cell table:style-name="tablebody">
            <text:p>+4%
</text:p>
          </table:table-cell>
        </table:table-row>
        <table:table-row>
          <table:table-cell/>
          <table:table-cell table:style-name="tablebody">
            <text:p>Macintosh
</text:p>
          </table:table-cell>
          <table:table-cell table:style-name="tablebody">
            <text:p> 2</text:p>
          </table:table-cell>
          <table:table-cell table:style-name="tablebody">
            <text:p>   2347</text:p>
          </table:table-cell>
          <table:table-cell table:style-name="tablebody">
            <text:p>16$
</text:p>
          </table:table-cell>
          <table:table-cell table:style-name="tablebody">
            <text:p>+4%
</text:p>
          </table:table-cell>
        </table:table-row>
        <table:table-row>
          <table:table-cell/>
          <table:table-cell table:style-name="tablebody">
            <text:p>Yellow
</text:p>
          </table:table-cell>
          <table:table-cell table:style-name="tablebody">
            <text:p> 7</text:p>
          </table:table-cell>
          <table:table-cell table:style-name="tablebody">
            <text:p>  32363</text:p>
          </table:table-cell>
          <table:table-cell table:style-name="tablebody">
            <text:p>9$
</text:p>
          </table:table-cell>
          <table:table-cell table:style-name="tablebody">
            <text:p>+2%
</text:p>
          </table:table-cell>
        </table:table-row>
        <table:table-row>
          <table:table-cell/>
          <table:table-cell table:style-name="tablebody">
            <text:p>Watermellon
</text:p>
          </table:table-cell>
          <table:table-cell table:style-name="tablebody">
            <text:p>3
</text:p>
          </table:table-cell>
          <table:table-cell table:style-name="tablebody">
            <text:p>1231
</text:p>
          </table:table-cell>
          <table:table-cell table:style-name="tablebody">
            <text:p>8$
</text:p>
          </table:table-cell>
          <table:table-cell table:style-name="tablebody">
            <text:p>+1%
</text:p>
          </table:table-cell>
        </table:table-row>
        <table:table-row>
          <table:table-cell/>
          <table:table-cell table:style-name="tablebody">
            <text:p>Apple
</text:p>
          </table:table-cell>
          <table:table-cell table:style-name="tablebody">
            <text:p>5
</text:p>
          </table:table-cell>
          <table:table-cell table:style-name="tablebody">
            <text:p>53462
</text:p>
          </table:table-cell>
          <table:table-cell table:style-name="tablebody">
            <text:p>2$
</text:p>
          </table:table-cell>
          <table:table-cell table:style-name="tablebody">
            <text:p>0%
</text:p>
          </table:table-cell>
        </table:table-row>
        <table:table-row/>
        <table:table-column table:style-name="Wwide"/>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style="urn:oasis:names:tc:opendocument:xmlns:style:1.0"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office:version="1.2">
  <office:styles>
    <style:style style:name="header1"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6pt" fo:font-weight="bold" style:font-size-asian="16pt" style:font-weight-asian="bold" style:font-size-complex="16pt" style:font-weight-complex="bold"/>
    </style:style>
    <style:style style:name="Mheader1"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6pt" fo:font-weight="bold" style:font-size-asian="16pt" style:font-weight-asian="bold" style:font-size-complex="16pt" style:font-weight-complex="bold"/>
    </style:style>
    <style:style style:name="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4pt" fo:font-style="italic" style:font-size-asian="14pt" style:font-style-asian="italic" style:font-size-complex="14pt" style:font-style-complex="italic"/>
    </style:style>
    <style:style style:name="M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4pt" fo:font-style="italic" style:font-size-asian="14pt" style:font-style-asian="italic" style:font-size-complex="14pt" style:font-style-complex="italic"/>
    </style:style>
    <style:style style:name="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tablehead" style:family="table-cell" style:parent-style-name="Default">
      <style:table-cell-properties fo:background-color="#ccffff" style:text-align-source="fix" style:repeat-content="false" fo:wrap-option="wrap" fo:border="0.06pt solid #000000" style:vertical-align="top" ns42:vertical-justify="auto"/>
      <style:paragraph-properties fo:text-align="center" css3t:text-justify="auto"/>
      <style:text-properties fo:font-weight="bold" style:font-weight-asian="bold" style:font-weight-complex="bold"/>
    </style:style>
    <style:style style:name="Mtablehead" style:family="table-cell" style:parent-style-name="Default">
      <style:table-cell-properties fo:background-color="#ccffff" style:text-align-source="fix" style:repeat-content="false" fo:wrap-option="wrap" fo:border="0.06pt solid #000000" style:vertical-align="top" ns42:vertical-justify="auto"/>
      <style:paragraph-properties fo:text-align="center" css3t:text-justify="auto"/>
      <style:text-properties fo:font-weight="bold" style:font-weight-asian="bold" style:font-weight-complex="bold"/>
    </style:style>
    <style:style style:name="Mtablehead" style:family="table-cell" style:parent-style-name="Default">
      <style:table-cell-properties fo:background-color="#ccffff" style:text-align-source="fix" style:repeat-content="false" fo:wrap-option="wrap" fo:border="0.06pt solid #000000" style:vertical-align="top" ns42:vertical-justify="auto"/>
      <style:paragraph-properties fo:text-align="center" css3t:text-justify="auto"/>
      <style:text-properties fo:font-weight="bold" style:font-weight-asian="bold" style:font-weight-complex="bold"/>
    </style:style>
    <style:style style:name="Mtablehead" style:family="table-cell" style:parent-style-name="Default">
      <style:table-cell-properties fo:background-color="#ccffff" style:text-align-source="fix" style:repeat-content="false" fo:wrap-option="wrap" fo:border="0.06pt solid #000000" style:vertical-align="top" ns42:vertical-justify="auto"/>
      <style:paragraph-properties fo:text-align="center" css3t:text-justify="auto"/>
      <style:text-properties fo:font-weight="bold" style:font-weight-asian="bold" style:font-weight-complex="bold"/>
    </style:style>
    <style:style style:name="Mtablehead" style:family="table-cell" style:parent-style-name="Default">
      <style:table-cell-properties fo:background-color="#ccffff" style:text-align-source="fix" style:repeat-content="false" fo:wrap-option="wrap" fo:border="0.06pt solid #000000" style:vertical-align="top" ns42:vertical-justify="auto"/>
      <style:paragraph-properties fo:text-align="center" css3t:text-justify="auto"/>
      <style:text-properties fo:font-weight="bold" style:font-weight-asian="bold" style:font-weight-complex="bold"/>
    </style:style>
    <style:style style:name="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style="urn:oasis:names:tc:opendocument:xmlns:style:1.0"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xmlns:chart="urn:oasis:names:tc:opendocument:xmlns:chart:1.0" xmlns:draw="urn:oasis:names:tc:opendocument:xmlns:drawing:1.0" xmlns:presentation="urn:oasis:names:tc:opendocument:xmlns:presentation:1.0" office:version="1.2">
  <office:meta>
    <meta:generator>ODFPY/1.3.5</meta:generator>
  </office:meta>
</office:document-meta>
</file>